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position="0% 100%"/>
    </style:style>
    <style:style style:name="P6" style:family="paragraph" style:parent-style-name="Text_20_body">
      <style:text-properties style:text-position="0% 100%" fo:font-weight="normal" style:font-weight-asian="normal" style:font-weight-complex="normal"/>
    </style:style>
    <style:style style:name="P7" style:family="paragraph" style:parent-style-name="Text_20_body">
      <style:text-properties style:font-name="Nimbus Roman No9 L"/>
    </style:style>
    <style:style style:name="P8"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9" style:family="paragraph" style:parent-style-name="Text_20_body">
      <style:paragraph-properties fo:margin-left="0cm" fo:margin-right="0cm" fo:margin-top="0cm" fo:margin-bottom="0cm" fo:text-indent="0cm" style:auto-text-indent="false"/>
      <style:text-properties fo:font-weight="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style:font-name="Nimbus Roman No9 L"/>
    </style:style>
    <style:style style:name="P16" style:family="paragraph" style:parent-style-name="Text_20_body" style:list-style-name="L7"/>
    <style:style style:name="P17" style:family="paragraph" style:parent-style-name="Formula" style:list-style-name="L2"/>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font-name="DejaVu Sans1"/>
    </style:style>
    <style:style style:name="T8" style:family="text">
      <style:text-properties style:font-name="Nimbus Roman No9 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3">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3">.</text:span></text:p>
      <text:p text:style-name="P4">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4">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3">+. Binary, because the operator takes two operands, in contrast to </text:span><text:span text:style-name="T1">unary operators</text:span><text:span text:style-name="T3">, that take one operand only. One such operator is the minus sign, or negation:</text:span></text:p>
      <text:p text:style-name="Formula">- pi.</text:p>
      <text:p text:style-name="Text_20_body"><text:soft-page-break/>Because it prepends its operand, it is called a <text:span text:style-name="T1">prefix</text:span><text:span text:style-name="T3"> operator. Unary operators following their operand are consequently called </text:span><text:span text:style-name="T1">postfix</text:span><text:span text:style-name="T3">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3">. In case of doubt about the precedence order, the use of parenthesis is recommended.</text:span></text:p>
      <text:p text:style-name="P4">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3"> of an operator, determines what to evaluate first then. The evaluation order is almost always from </text:span><text:span text:style-name="T1">left-to-right</text:span><text:span text:style-name="T3">.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3">.</text:span></text:p>
      <text:p text:style-name="Text_20_body">SpeedCrunch implements a set of the most common mathematical functions like log, sin and so on. Functions take <text:span text:style-name="T1">parameters</text:span><text:span text:style-name="T3">, sometimes just a single one, or up to arbitrarily many. You start a function call by typing the </text:span><text:span text:style-name="T1">function name</text:span><text:span text:style-name="T3">, followed by the parameter(s), the </text:span><text:span text:style-name="T1">parameter list</text:span><text:span text:style-name="T3">,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text:soft-page-break/>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3">, a character, that is not fixed in SpeedCrunch. There are countries, that use a comma instead of a dot, so you may customize SpeedCrunch to your particular needs. The </text:span><text:span text:style-name="T1">Settings</text:span><text:span text:style-name="T3"> menu provides a dialogue window, where you can pick your favourite character. Throughout this manual, we will assume you chose a dot.</text:span></text:p>
      <text:p text:style-name="P4">A preceding minus is never part of a number literal; it is treated as an unary operator applied to the <text:soft-page-break/>following unsigned literal constant. This is sometimes visible, for example in -0.5!, which is executed as -(0.5)! . And, unlike common usage, unary operators take precedence over the power (^ or **) operator. This is likely to change in a future release.</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3">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3">. Here, the </text:span><text:span text:style-name="T1">scale</text:span><text:span text:style-name="T3"> (or magnitude) of a value is separated from its sign and digit sequence, the </text:span><text:span text:style-name="T1">significand</text:span><text:span text:style-name="T3">.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4">The scale of a number (sometimes called its exponent) begins with the scale character 'e' or 'E' followed by a signed integer. So 'e+10', 'e-4', 'E-0' are all valid scale expressions. If the sign is '+', you may simply omit it: 'e0', 'E10'.</text:p>
      <text:p text:style-name="P4">The meaning of a scale expression is ' * 10<text:span text:style-name="T4">exp </text:span><text:span text:style-name="T5">',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text:span><text:soft-page-break/><text:span text:style-name="T5">point) real number or integer, given as a number literal according to the previous section. Here's a list of valid number literals in scientific format, meaning 1.2 * 10</text:span><text:span text:style-name="T4">3</text:span><text:span text:style-name="T5">, 7 * 10 </text:span><text:span text:style-name="T4">-4</text:span><text:span text:style-name="T5">, 0.3 * 10</text:span><text:span text:style-name="T4">12</text:span><text:span text:style-name="T5">, 14.8 * 10</text:span><text:span text:style-name="T4">-9</text:span><text:span text:style-name="T5">, resp.</text:span></text:p>
      <text:p text:style-name="Formula">1.2e+3</text:p>
      <text:p text:style-name="Formula">7e-4</text:p>
      <text:p text:style-name="Formula">.3e12</text:p>
      <text:p text:style-name="Formula">14.8e-9</text:p>
      <text:p text:style-name="Text_20_body">Usually, significands are normalized, i.e. they fulfil 1 &lt;= significand &lt; 10, but the listed examples show, that this is not required by SpeedCrunch.</text:p>
      <text:p text:style-name="P4"><text:span text:style-name="T5">If the scale value is zero, the scale is effectively redundant, because ' * 10</text:span><text:span text:style-name="T4">0 </text:span><text:span text:style-name="T5">' reduces to ' * 1'. So adding a scale 'e0', 'E-0' to a number does not make any difference.</text:span></text:p>
      <text:p text:style-name="P6">0 can be combined with any scale value without affecting the result, so 0e0, 0e100000, 0e-10000 will all yield 0.</text:p>
      <text:p text:style-name="P6">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6">536870916</text:span></text:p>
      <text:p text:style-name="Text_20_body">the scale part overflows; but it is valid input, though, because the final result, 1e<text:span text:style-name="T6">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4">256</text:span><text:span text:style-name="T5">-1</text:span> directly by adding a <text:span text:style-name="T1">radix prefix</text:span><text:span text:style-name="T3"> to the front of the digit sequence. Valid prefixes are</text:span></text:p>
      <text:list text:style-name="L1">
        <text:list-item>
          <text:p text:style-name="P10">'0x', '0X', '0h', '0H', '#' for hexagesimal digit sequences;</text:p>
        </text:list-item>
        <text:list-item>
          <text:p text:style-name="P10">'0o', '0O' for octal digit sequences. Note: it does not suffice to start a digit sequence with 0 to mark it as octal;</text:p>
        </text:list-item>
        <text:list-item>
          <text:p text:style-name="P10">'0b', '0B' for binary digit sequences;</text:p>
        </text:list-item>
        <text:list-item>
          <text:p text:style-name="P10">'0d', '0D' for decimal sequences. This is redundant, SpeedCrunch will assume this by default.</text:p>
        </text:list-item>
      </text:list>
      <text:p text:style-name="P4">If you enter a hexagesimal digit sequence, the digits '10' to '15' are, as usual, represented by the letters 'A' to 'F'. You may use their lower case form as well.</text:p>
      <text:p text:style-name="P4">So valid input is:</text:p>
      <text:p text:style-name="Formula">0xFA67</text:p>
      <text:p text:style-name="Formula">0b1001000100100111</text:p>
      <text:p text:style-name="Formula"><text:soft-page-break/>0o7212627</text:p>
      <text:p text:style-name="Formula">#8a</text:p>
      <text:p text:style-name="Text_20_body">As mentioned, all these values are unsigned integers. You cannot specify -1 by 0xFFFFFFFF, for instance. You can create negative numbers by</text:p>
      <text:list text:style-name="L2">
        <text:list-item>
          <text:p text:style-name="P11">use of negation: the following yields -10</text:p>
          <text:p text:style-name="P17">-0xA</text:p>
        </text:list-item>
        <text:list-item>
          <text:p text:style-name="P11">use of the function <text:span text:style-name="T1">unmask</text:span><text:span text:style-name="T3"> to convert an unsigned integer to its signed counterpart: the following evaluates to -1</text:span></text:p>
          <text:p text:style-name="P1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3">
        <text:list-item>
          <text:p text:style-name="P12"><text:soft-page-break/>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12">Overflow, Underflow: A (final or intermediate) result violates the bounds of valid numbers</text:p>
        </text:list-item>
        <text:list-item>
          <text:p text:style-name="P12">Too Expensive: Some operations can be potentially very expensive, like the modulo operation. In order to prevent SpeedCrunch from freezing, this error is issued, when the engine detects a situation that would require too much time.</text:p>
        </text:list-item>
        <text:list-item>
          <text:p text:style-name="P12">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12">Out of Domain: some functions like ln or sqrt cannot be applied to all real numbers. If you pass an invalid parameter to such a function, you get this error.</text:p>
        </text:list-item>
        <text:list-item>
          <text:p text:style-name="P12">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4">255</text:span><text:span text:style-name="T5"> to +2</text:span><text:span text:style-name="T4">256</text:span><text:span text:style-name="T5"> – 1. Negative numbers are converted to a 256 bit two's complement representation. Positive numbers yield a bit pattern representing their value in binary encoding. Note that the conversion is sometimes ambiguous: -2</text:span><text:span text:style-name="T4">255</text:span><text:span text:style-name="T5"> and +2</text:span><text:span text:style-name="T4">255</text:span><text:span text:style-name="T5"> have the same bit pattern. Although logic operations take integers &gt;= 2</text:span><text:span text:style-name="T4">255</text:span><text:span text:style-name="T5"> as operands, their result are always signed integers from -2</text:span><text:span text:style-name="T4">255</text:span><text:span text:style-name="T5"> to +2</text:span><text:span text:style-name="T4">255</text:span><text:span text:style-name="T5">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therefore always redundant.</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text:soft-page-break/>unary prefix operator -</text:h>
      <text:p text:style-name="Text_20_body">negates a number.</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This is visible in expressions like -0.5!, which is evaluated as -(0.5!), because the postfix operator ! takes precedence over the unary operator -.</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2">72306960.008</text:span>... On the negative axis it underflows near <text:span text:style-name="T2">-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ext:soft-page-break/>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text:soft-page-break/>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4">
        <text:list-item>
          <text:p text:style-name="P13">there exist always at least two, usually infinite many results;</text:p>
        </text:list-item>
        <text:list-item>
          <text:p text:style-name="P13">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4">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3"> In addition, we will assume here, that you can describe events sufficiently by a single number. </text:span>If the possible results reduce to a set of two mutually exclusive events, we talk about a <text:span text:style-name="T1">yes/no test</text:span><text:span text:style-name="T3">.</text:span></text:p>
      <text:p text:style-name="Text_20_body"><text:soft-page-break/><text:span text:style-name="T3">All</text:span> (numerical) outcomes are either</text:p>
      <text:list text:style-name="L5">
        <text:list-item>
          <text:p text:style-name="P14">from a fixed finite set of possible outcomes (like the faces of the dice);</text:p>
        </text:list-item>
        <text:list-item>
          <text:p text:style-name="P14">from a continuous range (like the length of an object).</text:p>
        </text:list-item>
      </text:list>
      <text:p text:style-name="Text_20_body">If the set of outcomes is finite, you can assign each of the outcomes a value, its <text:span text:style-name="T1">probability</text:span><text:span text:style-name="T3">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3">. Since the set of outcomes is limited, we speak of a discrete probability distribution.</text:span></text:p>
      <text:p text:style-name="P4">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8">f(x) = exp(-x*x)/sqrt(pi),</text:p>
      <text:p text:style-name="P4">and its integral function (actually twice its integral) is implemented as error function <text:span text:style-name="T1">erf</text:span>(x) in SpeedCrunch.</text:p>
      <text:p text:style-name="P4">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4">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4">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ext:soft-page-break/>The <text:span text:style-name="T1">binomial distribution</text:span> is based on a series of independent and equal yes/no tests. The likeliness of a certain event in each test is the probability p. The concrete nature of the test is of no importance, just p and the assumed independence. The binomial distribution tells how likely it is that exactly r events occur in a series of n tests. The associated cdf function returns how likely it is that at most r events occur.</text:p>
      <text:p text:style-name="P4">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3">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3">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7">The arc cos(x) is the principal solution to the equation cos (y) = x. Other solutions are (radians)</text:p>
      <text:list text:style-name="L6">
        <text:list-item>
          <text:p text:style-name="P15">arc cos (x) + 2*n*<text:span text:style-name="T7">π</text:span> for all integers n;</text:p>
        </text:list-item>
        <text:list-item>
          <text:p text:style-name="P15">-arc cos (x) + 2*n*<text:span text:style-name="T7">π</text:span> for all integers n.</text:p>
        </text:list-item>
      </text:list>
      <text:p text:style-name="P7">or (degrees):</text:p>
      <text:list text:style-name="L6">
        <text:list-item text:start-value="1">
          <text:p text:style-name="P15">arc cos (x) + n*360 for all integers n;</text:p>
        </text:list-item>
        <text:list-item>
          <text:p text:style-name="P15">-arc cos (x) + n*360 for all integers n.</text:p>
        </text:list-item>
      </text:list>
      <text:p text:style-name="P7">The valid range of the parameter is -1 &lt;= x &lt;= 1.</text:p>
      <text:p text:style-name="P7">Example:</text:p>
      <text:p text:style-name="Formula">acos (0.5)</text:p>
      <text:p text:style-name="Text_20_body">Related to this function is the arc sec (x), found by</text:p>
      <text:p text:style-name="Formula"><text:soft-page-break/>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and(x) is not the identity, because the unsigned +2<text:span text:style-name="T4">255</text:span> is mapped to the signed -2<text:span text:style-name="T4">255</text:span>, for example.</text:p>
      <text:p text:style-name="P5">An error is returned, if a parameter is not from the valid range.</text:p>
      <text:p text:style-name="P5">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text:soft-page-break/>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7">The arc sin(x) is the principal solution to the equation sin (y) = x. Other solutions are (radians)</text:p>
      <text:list text:style-name="L6">
        <text:list-item text:start-value="1">
          <text:p text:style-name="P15">arc sin (x) + 2*n*<text:span text:style-name="T7">π</text:span> for all integers n;</text:p>
        </text:list-item>
        <text:list-item>
          <text:p text:style-name="P15">-arc sin (x) + (2*n+1)*<text:span text:style-name="T7">π</text:span> for all integers n.</text:p>
        </text:list-item>
      </text:list>
      <text:p text:style-name="P7">or (degrees):</text:p>
      <text:list text:style-name="L6">
        <text:list-item text:start-value="1">
          <text:p text:style-name="P15">arc sin (x) + n*360 for all integers n;</text:p>
        </text:list-item>
        <text:list-item>
          <text:p text:style-name="P15">-arc sin (x) + n*360 + 180 for all integers n.</text:p>
        </text:list-item>
      </text:list>
      <text:p text:style-name="P7">The valid range of the parameter is -1 &lt;= x &lt;= 1.</text:p>
      <text:p text:style-name="P7">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7">The arc tan(x) is the principal solution to the equation tan (y) = x. Other solutions are</text:p>
      <text:p text:style-name="P7">(radians): arc tan (x) + n*<text:span text:style-name="T7">π</text:span> for all integers n;</text:p>
      <text:p text:style-name="P7">or</text:p>
      <text:p text:style-name="P7">(degrees): arc tan (x) + n*180 for all integers n;</text:p>
      <text:p text:style-name="P7">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text:soft-page-break/>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bin (1000/13)</text:p>
      <text:p text:style-name="Text_20_body">returns 0b1001100, the binary encoding of 76.</text:p>
      <text:h text:style-name="Heading_20_5" text:outline-level="5">binomcdf (max; trials; p)</text:h>
      <text:p text:style-name="Text_20_body">trials, max are non-negative integers,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hits' are non-negative integers, <text:s/>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text:soft-page-break/>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2">1236190959.52...</text:span></text:p>
      <text:p text:style-name="P3">The inverse function is arcosh.</text:p>
      <text:p text:style-name="P3">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text:soft-page-break/>dec (x)</text:h>
      <text:p text:style-name="Text_20_body">Displays x in decimal format, without globally changing the output format. This function is useful when you changed the output format to a binary format.</text:p>
      <text:p text:style-name="P5">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9">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9">exp (x) overflows/underflows for |x| &gt; 1236190958.83...</text:p>
      <text:p text:style-name="P9">Example:</text:p>
      <text:p text:style-name="Formula">exp (ln 2 + ln 3)</text:p>
      <text:h text:style-name="Heading_20_5" text:outline-level="5">floor (x)</text:h>
      <text:p text:style-name="Text_20_body">Finds the greatest integer less or equal to x, the floor of x.</text:p>
      <text:p text:style-name="Formula"><text:soft-page-break/>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hex (1000/13)</text:p>
      <text:p text:style-name="Text_20_body">returns 0x4C, the encoding of 76.</text:p>
      <text:h text:style-name="Heading_20_5" text:outline-level="5"><text:soft-page-break/>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count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text:soft-page-break/>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4">1000</text:span>)! has about 9.996 * 10<text:span text:style-name="T4">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text:soft-page-break/>is 0.49136...</text:p>
      <text:h text:style-name="Heading_20_5" text:outline-level="5">mask (n; bits)</text:h>
      <text:p text:style-name="Text_20_body">returns the lower 'bits' bits of the integer n. The result is always unsigned.</text:p>
      <text:p text:style-name="Text_20_body">n has to be from -2<text:span text:style-name="T4">255</text:span><text:span text:style-name="T5"> to +2</text:span><text:span text:style-name="T4">256</text:span><text:span text:style-name="T5"> – 1 (signed or unsigned 256 bit integers), bits is an integer ranging from 1 to 255 inclusive.</text:span></text:p>
      <text:p text:style-name="P5">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text:soft-page-break/>nCr (x1; x2)</text:h>
      <text:p text:style-name="Text_20_body">For integer parameters this function is equal</text:p>
      <text:list text:style-name="L7">
        <text:list-item>
          <text:p text:style-name="P16">to the number of combinations (order is of no importance) of x2 elements from an x1-sized set of elements ;</text:p>
        </text:list-item>
        <text:list-item>
          <text:p text:style-name="P16">to the binomi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4">255</text:span><text:span text:style-name="T5"> to +2</text:span><text:span text:style-name="T4">256</text:span><text:span text:style-name="T5"> – 1 (signed or unsigned 256 bit integers).</text:span></text:p>
      <text:p text:style-name="P5">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7">
        <text:list-item text:start-value="1">
          <text:p text:style-name="P16">to the number of permutations (order is of importance) of x2 elements from an x1-sized set of elements ;</text:p>
        </text:list-item>
        <text:list-item>
          <text:p text:style-name="P16">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text:soft-page-break/>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or(x) is not the identity, because the unsigned +2<text:span text:style-name="T4">255</text:span> is mapped to the signed -2<text:span text:style-name="T4">255</text:span>, for example.</text:p>
      <text:p text:style-name="P5">An error is returned, if the parameters are not from the valid range.</text:p>
      <text:p text:style-name="P5">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text:soft-page-break/>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text:soft-page-break/>On a shift left, zero bits are fed in to the right, and shifted out bits are dropped on the left. On a shift right, bit 255 (the leftmost bit) is copied and shifted in from the left, and shifted out bits on the right are dropped.</text:p>
      <text:p text:style-name="P5">An error is returned, if the parameters are not from the valid range.</text:p>
      <text:p text:style-name="P5">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5">An error is returned, if the parameters are not from the valid range.</text:p>
      <text:p text:style-name="P5">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ext:soft-page-break/>This function overflows for |x| &gt; <text:span text:style-name="T2">1236190959.52...</text:span></text:p>
      <text:p text:style-name="P3">The inverse function is arsinh.</text:p>
      <text:p text:style-name="P3">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3">The inverse function is artanh.</text:p>
      <text:p text:style-name="P3">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text:soft-page-break/>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4">255</text:span><text:span text:style-name="T5"> to +2</text:span><text:span text:style-name="T4">256</text:span><text:span text:style-name="T5"> – 1 (signed or unsigned 256 bit integers), and 'bits' is an integer with 1 &lt;= bits &lt;= 255.</text:span></text:p>
      <text:p text:style-name="P5">This function can revert the effect of a mask function in many cases, that's why it is named so.</text:p>
      <text:p text:style-name="P5">If you are given a negative integer in two's complement notation, it is not possible to enter it directly as a constant, because binary, hex or octal encoded constants are always recognized as unsigned in SpeedCrunch.</text:p>
      <text:p text:style-name="P5">This function allows you to overcome this problem. It can convert an unsigned into a signed integer.</text:p>
      <text:p text:style-name="P5">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xor(x) is not the identity, because the unsigned +2<text:span text:style-name="T4">255</text:span> is mapped to the signed -2<text:span text:style-name="T4">255</text:span>, for example.</text:p>
      <text:p text:style-name="P5">An error is returned, if the parameters are not from the valid range.</text:p>
      <text:p text:style-name="P5">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 style:font-size-asian="12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1-30T18:14:03</meta:creation-date>
    <dc:date>2008-10-18T09:06:20</dc:date>
    <dc:language>de-DE</dc:language>
    <meta:editing-cycles>65</meta:editing-cycles>
    <meta:editing-duration>P6DT6H36M59S</meta:editing-duration>
    <meta:user-defined meta:name="Info 1"/>
    <meta:user-defined meta:name="Info 2"/>
    <meta:user-defined meta:name="Info 3"/>
    <meta:user-defined meta:name="Info 4"/>
    <meta:document-statistic meta:table-count="0" meta:image-count="0" meta:object-count="0" meta:page-count="27" meta:paragraph-count="678" meta:word-count="8498" meta:character-count="48365"/>
  </office:meta>
</office:document-meta>
</file>